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-asian="Google Sans Text"/>
    </style:style>
    <style:style style:name="P5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6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-asian="Google Sans Tex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5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6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T1" style:family="text">
      <style:text-properties style:font-name="Google Sans Text"/>
    </style:style>
    <style:style style:name="T2" style:family="text">
      <style:text-properties style:font-name-asian="Google Sans Text"/>
    </style:style>
    <style:style style:name="T3" style:family="text">
      <style:text-properties style:font-name="Google Sans"/>
    </style:style>
    <style:style style:name="T4" style:family="text">
      <style:text-properties style:font-name-asian="Google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实验总结报告：语义熵与热力学耗散的等价性研究</text:h>
      <text:p text:style-name="P7"><text:span text:style-name="T2">论文标题：</text:span><text:span text:style-name="T1">The Information: Semantic Entropy and Thermodynamic Dissipation</text:span></text:p>
      <text:p text:style-name="P7"><text:span text:style-name="T2">实验代号：</text:span><text:span text:style-name="T1">Semantic Autochess (V2.1) &amp; Sensitivity Check</text:span></text:p>
      <text:p text:style-name="P7"><text:span text:style-name="T2">日期：</text:span><text:span text:style-name="T1">2025</text:span><text:span text:style-name="T2">年</text:span><text:span text:style-name="T1">11</text:span><text:span text:style-name="T2">月</text:span><text:span text:style-name="T1">25</text:span><text:span text:style-name="T2">日</text:span></text:p>
      <text:h text:style-name="P2" text:outline-level="2"><text:span text:style-name="T3">1. </text:span><text:span text:style-name="T4">研究背景与核心假设</text:span></text:h>
      <text:p text:style-name="P4">本研究旨在探索“信息（软件）”与“热力学（物理）”之间的深层联系，特别是解决“有意义的信息（低熵）”与“无意义的噪声（高熵）”在物理处理代价上的区别。</text:p>
      <text:list text:style-name="L1">
        <text:list-item>
          <text:p text:style-name="P9"><text:span text:style-name="Strong_20_Emphasis"><text:span text:style-name="T2">核心假设 </text:span></text:span><text:span text:style-name="Strong_20_Emphasis"><text:span text:style-name="T1">(The Hypothesis)</text:span></text:span><text:span text:style-name="T2">：</text:span><text:span text:style-name="Strong_20_Emphasis"><text:span text:style-name="T1">"Understanding is Cooling" (</text:span></text:span><text:span text:style-name="Strong_20_Emphasis"><text:span text:style-name="T2">理解即降温</text:span></text:span><text:span text:style-name="Strong_20_Emphasis"><text:span text:style-name="T1">)</text:span></text:span><text:span text:style-name="T2">。</text:span></text:p>
          <text:list>
            <text:list-item>
              <text:p text:style-name="P9"><text:span text:style-name="T2">即：当信息在语义空间中具有有序结构（低语义熵）时，系统处理该信息所需的热力学耗散（</text:span><text:span text:style-name="T1">Thermodynamic Dissipation</text:span><text:span text:style-name="T2">）显著降低。</text:span></text:p>
            </text:list-item>
            <text:list-item>
              <text:p text:style-name="P9"><text:span text:style-name="T2">推论：</text:span><text:span text:style-name="T1">Scaling Laws </text:span><text:span text:style-name="T2">中的 </text:span><text:span text:style-name="T1">Loss </text:span><text:span text:style-name="T2">下降，物理本质上是系统寻找低热耗散路径的过程。</text:span></text:p>
            </text:list-item>
          </text:list>
        </text:list-item>
      </text:list>
      <text:h text:style-name="P2" text:outline-level="2"><text:span text:style-name="T3">2. </text:span><text:span text:style-name="T4">实验设计 </text:span><text:span text:style-name="T3">(Methodology)</text:span></text:h>
      <text:h text:style-name="P3" text:outline-level="3"><text:span text:style-name="T3">2.1 </text:span><text:span text:style-name="T4">模拟环境：语义自走棋 </text:span><text:span text:style-name="T3">(Semantic Autochess)</text:span></text:h>
      <text:p text:style-name="P8"><text:span text:style-name="T2">我们构建了一个 </text:span><text:span text:style-name="T1">$L \times L$ </text:span><text:span text:style-name="T2">的网格世界，其中包含 </text:span><text:span text:style-name="T1">$N$ </text:span><text:span text:style-name="T2">个粒子，分为 </text:span><text:span text:style-name="T1">$C=4$ </text:span><text:span text:style-name="T2">种颜色。</text:span></text:p>
      <text:h text:style-name="P3" text:outline-level="3"><text:span text:style-name="T3">2.2 </text:span><text:span text:style-name="T4">变量控制 </text:span><text:span text:style-name="T3">(Control Constraints)</text:span></text:h>
      <text:p text:style-name="P8"><text:span text:style-name="T2">为了排除干扰，我们实施了严格的 </text:span><text:span text:style-name="Strong_20_Emphasis"><text:span text:style-name="T2">直方图约束 </text:span></text:span><text:span text:style-name="Strong_20_Emphasis"><text:span text:style-name="T1">(Histogram Constraint)</text:span></text:span><text:span text:style-name="T2">：</text:span></text:p>
      <text:list text:style-name="L2">
        <text:list-item>
          <text:p text:style-name="P10"><text:span text:style-name="Strong_20_Emphasis"><text:span text:style-name="T2">总粒子数</text:span></text:span><text:span text:style-name="T2">：</text:span><text:span text:style-name="T1">$N=400$</text:span></text:p>
        </text:list-item>
        <text:list-item>
          <text:p text:style-name="P10"><text:span text:style-name="Strong_20_Emphasis"><text:span text:style-name="T2">颜色分布</text:span></text:span><text:span text:style-name="T2">：红、黄、蓝、绿各 </text:span><text:span text:style-name="Strong_20_Emphasis"><text:span text:style-name="T1">100</text:span></text:span><text:span text:style-name="T1"> </text:span><text:span text:style-name="T2">个（严格相等）。</text:span></text:p>
        </text:list-item>
        <text:list-item>
          <text:p text:style-name="P10"><text:span text:style-name="Strong_20_Emphasis"><text:span text:style-name="T2">唯一变量</text:span></text:span><text:span text:style-name="T2">：粒子的</text:span><text:span text:style-name="Strong_20_Emphasis"><text:span text:style-name="T2">空间排列方式</text:span></text:span><text:span text:style-name="T2">。</text:span></text:p>
          <text:list>
            <text:list-item>
              <text:p text:style-name="P10"><text:span text:style-name="Strong_20_Emphasis"><text:span text:style-name="T2">场景 </text:span></text:span><text:span text:style-name="Strong_20_Emphasis"><text:span text:style-name="T1">A (High Entropy)</text:span></text:span><text:span text:style-name="T2">：随机分布（模拟噪声）。</text:span></text:p>
            </text:list-item>
            <text:list-item>
              <text:p text:style-name="P10"><text:span text:style-name="Strong_20_Emphasis"><text:span text:style-name="T2">场景 </text:span></text:span><text:span text:style-name="Strong_20_Emphasis"><text:span text:style-name="T1">B (Low Entropy)</text:span></text:span><text:span text:style-name="T2">：同色聚类（模拟结构</text:span><text:span text:style-name="T1">/</text:span><text:span text:style-name="T2">语义）。</text:span></text:p>
            </text:list-item>
          </text:list>
        </text:list-item>
      </text:list>
      <text:h text:style-name="P3" text:outline-level="3"><text:span text:style-name="T3">2.3 </text:span><text:span text:style-name="T4">物理规则 </text:span><text:span text:style-name="T3">(Thermodynamic Rules)</text:span></text:h>
      <text:p text:style-name="P4">定义了三种微观相互作用，模拟计算中的物理代价：</text:p>
      <text:list text:style-name="L3">
        <text:list-item>
          <text:p text:style-name="P11"><text:span text:style-name="Strong_20_Emphasis"><text:span text:style-name="T2">自由移动 </text:span></text:span><text:span text:style-name="Strong_20_Emphasis"><text:span text:style-name="T1">(Free Move)</text:span></text:span><text:span text:style-name="T2">：</text:span><text:span text:style-name="T1">$Q = 0.1$</text:span><text:span text:style-name="T2">。</text:span></text:p>
        </text:list-item>
        <text:list-item>
          <text:p text:style-name="P11"><text:span text:style-name="Strong_20_Emphasis"><text:span text:style-name="T2">硬散射 </text:span></text:span><text:span text:style-name="Strong_20_Emphasis"><text:span text:style-name="T1">(Hard Scattering)</text:span></text:span><text:span text:style-name="T2">：异色碰撞 </text:span><text:span text:style-name="T1">$\rightarrow$ $Q = 1.0$ (</text:span><text:span text:style-name="T2">模拟 </text:span><text:span text:style-name="T1">Cache Miss/</text:span><text:span text:style-name="T2">冲突</text:span><text:span text:style-name="T1">)</text:span><text:span text:style-name="T2">。</text:span></text:p>
        </text:list-item>
        <text:list-item>
          <text:p text:style-name="P11"><text:soft-page-break/><text:span text:style-name="Strong_20_Emphasis"><text:span text:style-name="T2">协同机制 </text:span></text:span><text:span text:style-name="Strong_20_Emphasis"><text:span text:style-name="T1">(Synergy/Tunneling)</text:span></text:span><text:span text:style-name="T2">：同色交换 </text:span><text:span text:style-name="T1">$\rightarrow$ $Q = 0.01$ (</text:span><text:span text:style-name="T2">模拟 </text:span><text:span text:style-name="T1">Cache Hit/</text:span><text:span text:style-name="T2">复用</text:span><text:span text:style-name="T1">)</text:span><text:span text:style-name="T2">。</text:span></text:p>
        </text:list-item>
      </text:list>
      <text:h text:style-name="P2" text:outline-level="2"><text:span text:style-name="T3">3. </text:span><text:span text:style-name="T4">主要实验结果 </text:span><text:span text:style-name="T3">(Key Results)</text:span></text:h>
      <text:h text:style-name="P3" text:outline-level="3"><text:span text:style-name="T3">3.1 </text:span><text:span text:style-name="T4">初始状态的可视化 </text:span><text:span text:style-name="T3">(Figure 1)</text:span></text:h>
      <text:list text:style-name="L4">
        <text:list-item>
          <text:p text:style-name="P12"><text:span text:style-name="Strong_20_Emphasis"><text:span text:style-name="T2">观察</text:span></text:span><text:span text:style-name="T2">：左图（</text:span><text:span text:style-name="T1">A</text:span><text:span text:style-name="T2">）显示了混沌的随机分布，右图（</text:span><text:span text:style-name="T1">B</text:span><text:span text:style-name="T2">）显示了清晰的色块聚类。</text:span></text:p>
        </text:list-item>
        <text:list-item>
          <text:p text:style-name="P12"><text:span text:style-name="Strong_20_Emphasis"><text:span text:style-name="T2">量化</text:span></text:span><text:span text:style-name="T2">：</text:span><text:span text:style-name="T1">LZ </text:span><text:span text:style-name="T2">压缩率代理熵从 </text:span><text:span text:style-name="T1">A </text:span><text:span text:style-name="T2">组的 </text:span><text:span text:style-name="Source_20_Text"><text:span text:style-name="T1">0.2519</text:span></text:span><text:span text:style-name="T1"> </text:span><text:span text:style-name="T2">显著下降至 </text:span><text:span text:style-name="T1">B </text:span><text:span text:style-name="T2">组的 </text:span><text:span text:style-name="Source_20_Text"><text:span text:style-name="T1">0.1869</text:span></text:span><text:span text:style-name="T2">。</text:span></text:p>
        </text:list-item>
        <text:list-item>
          <text:p text:style-name="P12"><text:span text:style-name="Strong_20_Emphasis"><text:span text:style-name="T2">结论</text:span></text:span><text:span text:style-name="T2">：在物质组成完全相同的情况下，仅改变排列结构即可显著改变系统的熵态。</text:span></text:p>
        </text:list-item>
      </text:list>
      <text:h text:style-name="P3" text:outline-level="3"><text:span text:style-name="T3">3.2 </text:span><text:span text:style-name="T4">热力学演化 </text:span><text:span text:style-name="T3">(Figure 2)</text:span></text:h>
      <text:list text:style-name="L5">
        <text:list-item>
          <text:p text:style-name="P13"><text:span text:style-name="Strong_20_Emphasis"><text:span text:style-name="T2">热耗散 </text:span></text:span><text:span text:style-name="Strong_20_Emphasis"><text:span text:style-name="T1">(</text:span></text:span><text:span text:style-name="T1">$Q_{total}$</text:span><text:span text:style-name="Strong_20_Emphasis"><text:span text:style-name="T1">)</text:span></text:span><text:span text:style-name="T2">：</text:span></text:p>
          <text:list>
            <text:list-item>
              <text:p text:style-name="P13"><text:span text:style-name="T2">场景 </text:span><text:span text:style-name="T1">A</text:span><text:span text:style-name="T2">（噪声）：</text:span><text:span text:style-name="T1">$Q$ </text:span><text:span text:style-name="T2">值随时间线性飙升至 </text:span><text:span text:style-name="Strong_20_Emphasis"><text:span text:style-name="T1">55,000+</text:span></text:span><text:span text:style-name="T2">。</text:span></text:p>
            </text:list-item>
            <text:list-item>
              <text:p text:style-name="P13"><text:span text:style-name="T2">场景 </text:span><text:span text:style-name="T1">B</text:span><text:span text:style-name="T2">（结构）：</text:span><text:span text:style-name="T1">$Q$ </text:span><text:span text:style-name="T2">值增长缓慢，最终仅约为 </text:span><text:span text:style-name="Strong_20_Emphasis"><text:span text:style-name="T1">40,000</text:span></text:span><text:span text:style-name="T2">。</text:span></text:p>
            </text:list-item>
            <text:list-item>
              <text:p text:style-name="P13"><text:span text:style-name="Strong_20_Emphasis"><text:span text:style-name="T2">节能效果</text:span></text:span><text:span text:style-name="T2">：结构化排列带来了约 </text:span><text:span text:style-name="Strong_20_Emphasis"><text:span text:style-name="T1">27%</text:span></text:span><text:span text:style-name="T1"> </text:span><text:span text:style-name="T2">的能量节省。</text:span></text:p>
            </text:list-item>
          </text:list>
        </text:list-item>
        <text:list-item>
          <text:p text:style-name="P13"><text:span text:style-name="Strong_20_Emphasis"><text:span text:style-name="T2">拥堵率 </text:span></text:span><text:span text:style-name="Strong_20_Emphasis"><text:span text:style-name="T1">(</text:span></text:span><text:span text:style-name="T1">$\rho$</text:span><text:span text:style-name="Strong_20_Emphasis"><text:span text:style-name="T1">)</text:span></text:span><text:span text:style-name="T2">：</text:span></text:p>
          <text:list>
            <text:list-item>
              <text:p text:style-name="P13"><text:span text:style-name="T2">场景 </text:span><text:span text:style-name="T1">A </text:span><text:span text:style-name="T2">维持在 </text:span><text:span text:style-name="T1">~0.2 </text:span><text:span text:style-name="T2">的高拥堵水平。</text:span></text:p>
            </text:list-item>
            <text:list-item>
              <text:p text:style-name="P13"><text:span text:style-name="T2">场景 </text:span><text:span text:style-name="T1">B </text:span><text:span text:style-name="T2">的有效拥堵率显著更低。</text:span></text:p>
            </text:list-item>
          </text:list>
        </text:list-item>
        <text:list-item>
          <text:p text:style-name="P13"><text:span text:style-name="Strong_20_Emphasis"><text:span text:style-name="T2">结论</text:span></text:span><text:span text:style-name="T2">：</text:span><text:span text:style-name="Strong_20_Emphasis"><text:span text:style-name="T1">Structure is Lubricant (</text:span></text:span><text:span text:style-name="Strong_20_Emphasis"><text:span text:style-name="T2">结构即润滑剂</text:span></text:span><text:span text:style-name="Strong_20_Emphasis"><text:span text:style-name="T1">)</text:span></text:span><text:span text:style-name="T2">。有序结构通过触发低能耗的“协同交换”，有效降低了系统的物理摩擦。</text:span></text:p>
        </text:list-item>
      </text:list>
      <text:h text:style-name="P3" text:outline-level="3"><text:span text:style-name="T3">3.3 </text:span><text:span text:style-name="T4">信息</text:span><text:span text:style-name="T3">-</text:span><text:span text:style-name="T4">能量等价性 </text:span><text:span text:style-name="T3">(Figure 3)</text:span></text:h>
      <text:list text:style-name="L6">
        <text:list-item>
          <text:p text:style-name="P14"><text:span text:style-name="Strong_20_Emphasis"><text:span text:style-name="T2">观察</text:span></text:span><text:span text:style-name="T2">：散点图显示语义熵（</text:span><text:span text:style-name="T1">LZ Ratio</text:span><text:span text:style-name="T2">）与最终热耗散（</text:span><text:span text:style-name="T1">Final Heat</text:span><text:span text:style-name="T2">）之间存在极强的</text:span><text:span text:style-name="Strong_20_Emphasis"><text:span text:style-name="T2">线性正相关关系</text:span></text:span><text:span text:style-name="T2">。</text:span></text:p>
        </text:list-item>
        <text:list-item>
          <text:p text:style-name="P14"><text:span text:style-name="Strong_20_Emphasis"><text:span text:style-name="T2">拟合</text:span></text:span><text:span text:style-name="T2">：数据点紧密围绕趋势线分布，无明显离群点。</text:span></text:p>
        </text:list-item>
        <text:list-item>
          <text:p text:style-name="P14"><text:span text:style-name="Strong_20_Emphasis"><text:span text:style-name="T2">结论</text:span></text:span><text:span text:style-name="T2">：验证了 </text:span><text:span text:style-name="Strong_20_Emphasis"><text:span text:style-name="T1">"The Information-Energy Equivalence"</text:span></text:span><text:span text:style-name="T2">。语义熵越低，物理产热越少。这为 </text:span><text:span text:style-name="T1">$\Delta Q \propto f(S_{sem})$ </text:span><text:span text:style-name="T2">提供了直接的数值证据。</text:span></text:p>
        </text:list-item>
      </text:list>
      <text:h text:style-name="P2" text:outline-level="2"><text:span text:style-name="T3">4. </text:span><text:span text:style-name="T4">鲁棒性与普适性验证 </text:span><text:span text:style-name="T3">(Figure 4)</text:span></text:h>
      <text:p text:style-name="P4">为了证明结论不是参数过拟合的结果，我们进行了敏感性分析。</text:p>
      <text:h text:style-name="P3" text:outline-level="3"><text:span text:style-name="T3">4.1 </text:span><text:span text:style-name="T4">密度依赖性 </text:span><text:span text:style-name="T3">(Density Dependence) - </text:span><text:span text:style-name="T4">左图</text:span></text:h>
      <text:list text:style-name="L7">
        <text:list-item>
          <text:p text:style-name="P15"><text:span text:style-name="Strong_20_Emphasis"><text:span text:style-name="T2">实验</text:span></text:span><text:span text:style-name="T2">：扫描粒子总数 </text:span><text:span text:style-name="T1">$N$ </text:span><text:span text:style-name="T2">从 </text:span><text:span text:style-name="T1">50 </text:span><text:span text:style-name="T2">到 </text:span><text:span text:style-name="T1">1200</text:span><text:span text:style-name="T2">。</text:span></text:p>
        </text:list-item>
        <text:list-item>
          <text:p text:style-name="P15"><text:soft-page-break/><text:span text:style-name="Strong_20_Emphasis"><text:span text:style-name="T2">结果</text:span></text:span><text:span text:style-name="T2">：节能比例随密度增加呈现 </text:span><text:span text:style-name="T1">S </text:span><text:span text:style-name="T2">型增长。</text:span></text:p>
          <text:list>
            <text:list-item>
              <text:p text:style-name="P5">低密度区：节能不明显（无拥堵）。</text:p>
            </text:list-item>
            <text:list-item>
              <text:p text:style-name="P15"><text:span text:style-name="Strong_20_Emphasis"><text:span text:style-name="T2">中高密度区 </text:span></text:span><text:span text:style-name="Strong_20_Emphasis"><text:span text:style-name="T1">(Chinchilla Zone)</text:span></text:span><text:span text:style-name="T2">：节能效果随密度急剧上升。</text:span></text:p>
            </text:list-item>
          </text:list>
        </text:list-item>
        <text:list-item>
          <text:p text:style-name="P15"><text:span text:style-name="Strong_20_Emphasis"><text:span text:style-name="T2">结论</text:span></text:span><text:span text:style-name="T2">：结构化带来的优势在</text:span><text:span text:style-name="Strong_20_Emphasis"><text:span text:style-name="T2">高拥堵、高负载</text:span></text:span><text:span text:style-name="T2">的系统中最为关键。这解释了为什么大模型（高参数密度）特别依赖于良好的数据结构和训练。</text:span></text:p>
        </text:list-item>
      </text:list>
      <text:h text:style-name="P3" text:outline-level="3"><text:span text:style-name="T3">4.2 </text:span><text:span text:style-name="T4">成本敏感性 </text:span><text:span text:style-name="T3">(Cost Sensitivity) - </text:span><text:span text:style-name="T4">右图</text:span></text:h>
      <text:list text:style-name="L8">
        <text:list-item>
          <text:p text:style-name="P16"><text:span text:style-name="Strong_20_Emphasis"><text:span text:style-name="T2">实验</text:span></text:span><text:span text:style-name="T2">：扫描协同成本 </text:span><text:span text:style-name="T1">$Q_{synergy}$ </text:span><text:span text:style-name="T2">从 </text:span><text:span text:style-name="T1">0.0 </text:span><text:span text:style-name="T2">到 </text:span><text:span text:style-name="T1">0.9</text:span><text:span text:style-name="T2">。</text:span></text:p>
        </text:list-item>
        <text:list-item>
          <text:p text:style-name="P16"><text:span text:style-name="Strong_20_Emphasis"><text:span text:style-name="T2">结果</text:span></text:span><text:span text:style-name="T2">：</text:span></text:p>
          <text:list>
            <text:list-item>
              <text:p text:style-name="P6">结构组（绿线）的热耗散始终低于噪声组（红线）。</text:p>
            </text:list-item>
            <text:list-item>
              <text:p text:style-name="P16"><text:span text:style-name="T2">两者呈线性增长，并在 </text:span><text:span text:style-name="T1">$Q_{synergy} \approx 0.9$ </text:span><text:span text:style-name="T2">时汇合。</text:span></text:p>
            </text:list-item>
          </text:list>
        </text:list-item>
        <text:list-item>
          <text:p text:style-name="P16"><text:span text:style-name="Strong_20_Emphasis"><text:span text:style-name="T2">结论</text:span></text:span><text:span text:style-name="T2">：只要“协同”比“冲突”便宜（</text:span><text:span text:style-name="T1">$Q_{syn} &lt; Q_{col}$</text:span><text:span text:style-name="T2">），结构优势就恒定存在。这证明了该机制对具体物理参数不敏感，具有普适性。</text:span></text:p>
        </text:list-item>
      </text:list>
      <text:h text:style-name="P2" text:outline-level="2"><text:span text:style-name="T3">5. </text:span><text:span text:style-name="T4">总结与意义</text:span></text:h>
      <text:p text:style-name="P4">本系列实验成功构建了一个微观热力学模型，证明了：</text:p>
      <text:list text:style-name="L9">
        <text:list-item>
          <text:p text:style-name="P17"><text:span text:style-name="Strong_20_Emphasis"><text:span text:style-name="T2">语义结构具有物理属性</text:span></text:span><text:span text:style-name="T2">：低熵排列直接对应低能耗状态。</text:span></text:p>
        </text:list-item>
        <text:list-item>
          <text:p text:style-name="P17"><text:span text:style-name="Strong_20_Emphasis"><text:span text:style-name="T2">微观机制驱动宏观现象</text:span></text:span><text:span text:style-name="T2">：宏观的节能源于微观交互从“散射”向“协同”的相变。</text:span></text:p>
        </text:list-item>
        <text:list-item>
          <text:p text:style-name="P17"><text:span text:style-name="Strong_20_Emphasis"><text:span text:style-name="T2">解释了 </text:span></text:span><text:span text:style-name="Strong_20_Emphasis"><text:span text:style-name="T1">Scaling Law</text:span></text:span><text:span text:style-name="T2">：训练过程即是系统在相空间中寻找低热耗散结构的过程。</text:span></text:p>
        </text:list-item>
      </text:list>
      <text:p text:style-name="P8"><text:span text:style-name="T2">这为第三篇论文《</text:span><text:span text:style-name="T1">The Information</text:span><text:span text:style-name="T2">》提供了坚实的实验基础。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9:05:54.772276146</meta:creation-date>
    <dc:date>2025-11-25T19:06:53.335152381</dc:date>
    <meta:editing-duration>PT59S</meta:editing-duration>
    <meta:editing-cycles>1</meta:editing-cycles>
    <meta:document-statistic meta:table-count="0" meta:image-count="0" meta:object-count="0" meta:page-count="3" meta:paragraph-count="62" meta:word-count="1360" meta:character-count="2213" meta:non-whitespace-character-count="2054"/>
    <meta:generator>LibreOffice/24.2.7.2$Linux_X86_64 LibreOffice_project/420$Build-2</meta:generator>
  </office:meta>
</office:document-meta>
</file>